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7f40" officeooo:paragraph-rsid="00057f4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7f40" officeooo:paragraph-rsid="00057f40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ópicos fundamentais para entender o funcionamento do GIT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17:19:32.235000000</meta:creation-date>
    <meta:generator>LibreOffice/7.3.0.3$Windows_x86 LibreOffice_project/0f246aa12d0eee4a0f7adcefbf7c878fc2238db3</meta:generator>
    <dc:date>2022-03-03T17:25:23.648000000</dc:date>
    <meta:editing-duration>PT5M52S</meta:editing-duration>
    <meta:editing-cycles>2</meta:editing-cycles>
    <meta:document-statistic meta:table-count="0" meta:image-count="0" meta:object-count="0" meta:page-count="1" meta:paragraph-count="1" meta:word-count="8" meta:character-count="57" meta:non-whitespace-character-count="50"/>
  </office:meta>
</office:document-meta>
</file>